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Send to Martin and Mel: <text:a xlink:href="https://jobs.exeter.ac.uk/hrpr_webrecruitment/wrd/run/ETREC107GF.open?VACANCY_ID=464814FdpE&amp;WVID=3817591jNg&amp;LANG=USA" xlink:type="simple">https://jobs.exeter.ac.uk/hrpr_webrecruitment/wrd/run/ETREC107GF.open?VACANCY_ID=464814FdpE&amp;WVID=3817591jNg&amp;LANG=USA</text:a>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ee checklist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2"/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Maveric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with Rich about the 22<text:span text:style-name="T1">nd</text:span></text:p>
          </table:table-cell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Reply to Stij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6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5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Book off 14<text:span text:style-name="T1">th</text:span> -17<text:span text:style-name="T1">th</text:span> Oct</text:p>
          </table:table-cell>
          <table:table-cell table:style-name="ce7" table:number-columns-repeated="6"/>
          <table:table-cell table:style-name="ce15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5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0:50:10.811535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12T13:34:31.537610986</dc:date>
    <meta:editing-duration>P75DT15H47M42S</meta:editing-duration>
    <meta:editing-cycles>132</meta:editing-cycles>
    <meta:generator>LibreOffice/4.3.7.2$Linux_X86_64 LibreOffice_project/430$Build-2</meta:generator>
    <meta:document-statistic meta:table-count="2" meta:cell-count="43" meta:object-count="0"/>
  </office:meta>
</office:document-meta>
</file>